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table:style-name="ce3" office:value-type="string" calcext:value-type="string">
            <text:p>Delusion</text:p>
          </table:table-cell>
          <table:table-cell table:style-name="ce4" office:value-type="string" calcext:value-type="string">
            <text:p>Starter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1 damage at start of target’s turn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ur</text:p>
          </table:table-cell>
          <table:table-cell table:style-name="ce4" office:value-type="string" calcext:value-type="string">
            <text:p>Starter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ain 1 block at start of target’s turn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ttack</text:p>
          </table:table-cell>
          <table:table-cell table:style-name="ce4" office:value-type="string" calcext:value-type="string">
            <text:p>Starter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2 damag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fend</text:p>
          </table:table-cell>
          <table:table-cell table:style-name="ce4" office:value-type="string" calcext:value-type="string">
            <text:p>Starter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ain 2 block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hatter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iscard all illusion on target. Deal 2 damage for each illusion discarde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co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iscard all illusion on target. Gain 2 block for each illusion discarde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ared Delusions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ve an illusion to a new target. Deal 1 damage to new targe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ared Dreams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ve an illusion to a new target. New target gains 1 block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ther Insight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move all illusions. Draw 1 card for each illusion discarde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me Warp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Gain 1 energy and draw 1 card. Next turn, draw 1 less car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ral Curtain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henever you play an Attack this turn, draw a car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ther Feast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move all illusions. Gain 1 HP for each illusion discarded. Exhaus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ackout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raw 3 cards and gain 3 energy. Do not draw cards next turn. Exhaus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aos Storm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ch illusion is moved to a new target and deals 2 damage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Mind Stab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1 damage for each illusion on targe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urge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al 1 damag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vasive Strike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1 damage and gain 1 block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nd Slash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2 damage. If no Illusions are on the target, no energy is spe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nd Slash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2 damage. If no Illusions are on you, no energy is spe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urred Frenzy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2 damage for each other Attack played this turn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verload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al 8 damage.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hadow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oes nothing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eakness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While applied, target losses 1 max HP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orr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hen applied, deal 1 damage to targe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fidence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hen applied, target gains 1 block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ur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al 1 damage whenever an Illusion is appl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ear</text:p>
          </table:table-cell>
          <table:table-cell table:style-name="ce4" office:value-type="string" calcext:value-type="string">
            <text:p>Uncommon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eal 1 damage for each other illusion on targe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lumsiness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Illusi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hen applied, targets next attack also targets itself.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00:02:13.911241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3T08:35:03.385714730</dc:date>
    <meta:editing-duration>PT8H19M34S</meta:editing-duration>
    <meta:editing-cycles>3</meta:editing-cycles>
    <meta:generator>LibreOffice/6.0.3.2$Linux_X86_64 LibreOffice_project/00m0$Build-2</meta:generator>
    <meta:document-statistic meta:table-count="1" meta:cell-count="145" meta:object-count="0"/>
  </office:meta>
</office:document-meta>
</file>